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034" officeooo:paragraph-rsid="001b20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env URL</text:p>
      <text:p text:style-name="P1"/>
      <text:p text:style-name="P1">https://medium.com/@felipedutratine/pass-environment-variables-from-docker-to-my-nodejs-or-golang-app-a1f2ddec31f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5:49:10.039809234</meta:creation-date>
    <dc:date>2018-06-16T15:49:53.270253048</dc:date>
    <meta:editing-duration>PT45S</meta:editing-duration>
    <meta:editing-cycles>1</meta:editing-cycles>
    <meta:document-statistic meta:table-count="0" meta:image-count="0" meta:object-count="0" meta:page-count="1" meta:paragraph-count="2" meta:word-count="4" meta:character-count="128" meta:non-whitespace-character-count="126"/>
    <meta:generator>LibreOffice/5.1.6.2$Linux_X86_64 LibreOffice_project/10m0$Build-2</meta:generator>
  </office:meta>
</office:document-meta>
</file>